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B49000001310F11EC23.svm" manifest:media-type=""/>
  <manifest:file-entry manifest:full-path="Pictures/2000000100000124000000E5456A7577.svm" manifest:media-type=""/>
  <manifest:file-entry manifest:full-path="Pictures/200000010000054800000131F27C598E.svm" manifest:media-type=""/>
  <manifest:file-entry manifest:full-path="Pictures/200000010000095700000131AC823654.svm" manifest:media-type=""/>
  <manifest:file-entry manifest:full-path="Pictures/1000020100000236000000483217ED70.png" manifest:media-type="image/png"/>
  <manifest:file-entry manifest:full-path="Pictures/2000000100000957000001315255C20D.svm" manifest:media-type=""/>
  <manifest:file-entry manifest:full-path="Pictures/2000000100000211000001290840249C.svm" manifest:media-type=""/>
  <manifest:file-entry manifest:full-path="Pictures/20000001000002C2000000D8B4DF5F9E.svm" manifest:media-type=""/>
  <manifest:file-entry manifest:full-path="Pictures/2000006500004F1D00003B56A8AF3336.wmf" manifest:media-type=""/>
  <manifest:file-entry manifest:full-path="Pictures/20000001000002AD000000D8F6A200C6.svm" manifest:media-type=""/>
  <manifest:file-entry manifest:full-path="Pictures/2000001D00004F1D00003B56BE9E7828.wmf" manifest:media-type=""/>
  <manifest:file-entry manifest:full-path="Pictures/20000001000000FE0000010314D69F58.svm" manifest:media-type=""/>
  <manifest:file-entry manifest:full-path="Pictures/20000001000002B5000000D8308B3EB4.svm" manifest:media-type=""/>
  <manifest:file-entry manifest:full-path="Pictures/20000001000002B5000000D83453BEED.svm" manifest:media-type=""/>
  <manifest:file-entry manifest:full-path="Pictures/200000010000011C000000E59B9FB3DF.svm" manifest:media-type=""/>
  <manifest:file-entry manifest:full-path="Pictures/200000010000015B000001297505B6BA.svm" manifest:media-type=""/>
  <manifest:file-entry manifest:full-path="Pictures/200000010000010F000000F2CD2953B9.svm" manifest:media-type=""/>
  <manifest:file-entry manifest:full-path="Pictures/20000001000002CB000000D814D5F6FF.svm" manifest:media-type=""/>
  <manifest:file-entry manifest:full-path="Pictures/20000001000002CB000000D8199DD14D.svm" manifest:media-type=""/>
  <manifest:file-entry manifest:full-path="Pictures/20000001000000BB000000E5B89C68BD.svm" manifest:media-type=""/>
  <manifest:file-entry manifest:full-path="Pictures/2000000100000219000000ED5D42725B.svm" manifest:media-type=""/>
  <manifest:file-entry manifest:full-path="Pictures/20000001000000D400000103D65A644B.svm" manifest:media-type=""/>
  <manifest:file-entry manifest:full-path="Pictures/200000010000022E000000D855B9F02F.svm" manifest:media-type=""/>
  <manifest:file-entry manifest:full-path="Pictures/2000000100000099000000F23ECEBF7C.svm" manifest:media-type=""/>
  <manifest:file-entry manifest:full-path="Pictures/200000010000095700000131C4A709D8.svm" manifest:media-type=""/>
  <manifest:file-entry manifest:full-path="Pictures/2000000100000243000000D8B95EBEA8.svm" manifest:media-type=""/>
  <manifest:file-entry manifest:full-path="Pictures/2000001C00004F1D00003B567EF5BBB4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280099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start="Arrow" draw:marker-start-width="0.051cm" draw:marker-end="Arrow" draw:marker-end-width="0.051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g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8§display§n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8§display§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8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8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8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8§display§v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8§display§v_{D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8§display§v_{GS}-v_{DS}&lt;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8§display§v_{GS}-v_{DS}=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8§display§v_{GS}-v_{DS}&gt;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2§display§g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8§display§v_{DS} \hspace{5mm}=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8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Jameel Noori Nastaleeq"/>
    </style:style>
    <style:style style:name="P2" style:family="paragraph">
      <style:text-properties style:font-name="Jameel Noori Nastaleeq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9pt" style:font-size-asian="9pt" style:font-name-complex="Jameel Noori Nastaleeq" style:font-size-complex="9pt"/>
    </style:style>
    <style:style style:name="P6" style:family="paragraph">
      <style:paragraph-properties fo:text-align="center"/>
      <style:text-properties style:font-name="XB Tabriz" fo:font-size="12pt" style:font-size-asian="12pt" style:font-size-complex="12pt"/>
    </style:style>
    <style:style style:name="P7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9pt" style:font-size-asian="9pt" style:font-name-complex="Jameel Noori Nastaleeq" style:font-size-complex="9pt"/>
    </style:style>
    <style:style style:name="T4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69cm" svg:height="0.916cm" svg:x="10.973cm" svg:y="7.636cm">
          <draw:text-box>
            <text:p text:style-name="P1"><text:span text:style-name="T1">(</text:span><text:span text:style-name="T2">ا</text:span><text:span text:style-name="T1">)</text:span></text:p>
          </draw:text-box>
        </draw:frame>
        <draw:frame draw:style-name="gr1" draw:text-style-name="P2" draw:layer="layout" svg:width="1.132cm" svg:height="0.916cm" svg:x="5.994cm" svg:y="7.676cm">
          <draw:text-box>
            <text:p text:style-name="P1"><text:span text:style-name="T1">(</text:span><text:span text:style-name="T2">ب</text:span><text:span text:style-name="T1">)</text:span></text:p>
          </draw:text-box>
        </draw:frame>
        <draw:custom-shape draw:style-name="gr2" draw:text-style-name="P3" draw:layer="layout" svg:width="3.567cm" svg:height="1.173cm" svg:x="8.92cm" svg:y="1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52cm" svg:height="0.951cm" svg:x="9.246cm" svg:y="1.5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52cm" svg:height="0.951cm" svg:x="11.397cm" svg:y="1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43cm" svg:height="0.188cm" svg:x="9.815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8cm" svg:height="0.125cm" svg:x="9.37cm" svg:y="1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8cm" svg:height="0.126cm" svg:x="11.553cm" svg:y="1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44cm" svg:height="0.125cm" svg:x="9.814cm" svg:y="1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092cm" svg:height="0.05cm" svg:x="9.499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548cm" svg:y1="1.098cm" svg:x2="9.548cm" svg:y2="1.378cm">
          <text:p/>
        </draw:line>
        <draw:custom-shape draw:style-name="gr3" draw:text-style-name="P3" draw:layer="layout" svg:width="0.093cm" svg:height="0.05cm" svg:x="10.65cm" svg:y="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0.7cm" svg:y1="0.91cm" svg:x2="10.7cm" svg:y2="1.19cm">
          <text:p/>
        </draw:line>
        <draw:custom-shape draw:style-name="gr3" draw:text-style-name="P3" draw:layer="layout" svg:width="0.092cm" svg:height="0.05cm" svg:x="11.68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73cm" svg:y1="1.098cm" svg:x2="11.73cm" svg:y2="1.378cm">
          <text:p/>
        </draw:line>
        <draw:line draw:style-name="gr7" draw:text-style-name="P3" draw:layer="layout" svg:x1="9.899cm" svg:y1="1.87cm" svg:x2="11.392cm" svg:y2="1.665cm">
          <text:p/>
        </draw:line>
        <draw:line draw:style-name="gr8" draw:text-style-name="P3" draw:layer="layout" svg:x1="9.766cm" svg:y1="1.52cm" svg:x2="9.769cm" svg:y2="1.858cm">
          <text:p/>
        </draw:line>
        <draw:line draw:style-name="gr8" draw:text-style-name="P3" draw:layer="layout" svg:x1="11.524cm" svg:y1="1.502cm" svg:x2="11.524cm" svg:y2="1.667cm">
          <text:p/>
        </draw:line>
        <draw:custom-shape draw:style-name="gr2" draw:text-style-name="P3" draw:layer="layout" svg:width="3.53cm" svg:height="1.161cm" svg:x="4.497cm" svg:y="1.5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46cm" svg:height="0.941cm" svg:x="4.819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45cm" svg:height="0.941cm" svg:x="6.948cm" svg:y="1.5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5cm" svg:height="0.186cm" svg:x="5.383cm" svg:y="1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4cm" svg:height="0.123cm" svg:x="4.943cm" svg:y="1.4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4cm" svg:height="0.124cm" svg:x="7.103cm" svg:y="1.4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26cm" svg:height="0.124cm" svg:x="5.382cm" svg:y="1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092cm" svg:height="0.05cm" svg:x="5.069cm" svg:y="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119cm" svg:y1="1.146cm" svg:x2="5.119cm" svg:y2="1.423cm">
          <text:p/>
        </draw:line>
        <draw:custom-shape draw:style-name="gr3" draw:text-style-name="P3" draw:layer="layout" svg:width="0.091cm" svg:height="0.049cm" svg:x="6.21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6.259cm" svg:y1="0.96cm" svg:x2="6.259cm" svg:y2="1.237cm">
          <text:p/>
        </draw:line>
        <draw:custom-shape draw:style-name="gr3" draw:text-style-name="P3" draw:layer="layout" svg:width="0.092cm" svg:height="0.05cm" svg:x="7.228cm" svg:y="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278cm" svg:y1="1.146cm" svg:x2="7.278cm" svg:y2="1.423cm">
          <text:p/>
        </draw:line>
        <draw:line draw:style-name="gr7" draw:text-style-name="P3" draw:layer="layout" svg:x1="5.466cm" svg:y1="1.91cm" svg:x2="6.947cm" svg:y2="1.549cm">
          <text:p/>
        </draw:line>
        <draw:line draw:style-name="gr8" draw:text-style-name="P3" draw:layer="layout" svg:x1="5.335cm" svg:y1="1.564cm" svg:x2="5.338cm" svg:y2="1.899cm">
          <text:p/>
        </draw:line>
        <draw:custom-shape draw:style-name="gr2" draw:text-style-name="P3" draw:layer="layout" svg:width="3.53cm" svg:height="1.161cm" svg:x="0.377cm" svg:y="1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46cm" svg:height="0.941cm" svg:x="0.699cm" svg:y="1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45cm" svg:height="0.941cm" svg:x="2.828cm" svg:y="1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5cm" svg:height="0.186cm" svg:x="1.263cm" svg:y="1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4cm" svg:height="0.123cm" svg:x="0.823cm" svg:y="1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64cm" svg:height="0.124cm" svg:x="2.983cm" svg:y="1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26cm" svg:height="0.124cm" svg:x="1.262cm" svg:y="1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092cm" svg:height="0.05cm" svg:x="0.949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0.999cm" svg:y1="1.166cm" svg:x2="0.999cm" svg:y2="1.443cm">
          <text:p/>
        </draw:line>
        <draw:custom-shape draw:style-name="gr3" draw:text-style-name="P3" draw:layer="layout" svg:width="0.091cm" svg:height="0.049cm" svg:x="2.09cm" svg:y="0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.139cm" svg:y1="0.98cm" svg:x2="2.139cm" svg:y2="1.257cm">
          <text:p/>
        </draw:line>
        <draw:custom-shape draw:style-name="gr3" draw:text-style-name="P3" draw:layer="layout" svg:width="0.092cm" svg:height="0.05cm" svg:x="3.108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158cm" svg:y1="1.166cm" svg:x2="3.158cm" svg:y2="1.443cm">
          <text:p/>
        </draw:line>
        <draw:line draw:style-name="gr7" draw:text-style-name="P3" draw:layer="layout" svg:x1="1.346cm" svg:y1="1.93cm" svg:x2="2.45cm" svg:y2="1.574cm">
          <text:p/>
        </draw:line>
        <draw:line draw:style-name="gr8" draw:text-style-name="P3" draw:layer="layout" svg:x1="1.215cm" svg:y1="1.584cm" svg:x2="1.218cm" svg:y2="1.919cm">
          <text:p/>
        </draw:line>
        <draw:custom-shape draw:style-name="gr9" draw:text-style-name="P3" draw:layer="layout" svg:width="1.421cm" svg:height="1.117cm" svg:x="2.45cm" svg:y="1.56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132cm" svg:height="0.916cm" svg:x="1.799cm" svg:y="7.656cm">
          <draw:text-box>
            <text:p text:style-name="P1"><text:span text:style-name="T1">(</text:span><text:span text:style-name="T2">پ</text:span><text:span text:style-name="T1">)</text:span></text:p>
          </draw:text-box>
        </draw:frame>
        <draw:line draw:style-name="gr10" draw:text-style-name="P3" draw:layer="layout" svg:x1="1.34cm" svg:y1="2.088cm" svg:x2="2.455cm" svg:y2="2.088cm">
          <text:p/>
        </draw:line>
        <draw:frame draw:style-name="gr11" draw:text-style-name="P3" draw:layer="layout" svg:width="3.265cm" svg:height="3.459cm" svg:x="8.901cm" svg:y="3.723cm">
          <draw:image xlink:href="Pictures/2000001C00004F1D00003B567EF5BBB4.wmf" xlink:type="simple" xlink:show="embed" xlink:actuate="onLoad">
            <text:p/>
          </draw:image>
        </draw:frame>
        <draw:frame draw:style-name="gr11" draw:text-style-name="P3" draw:layer="layout" svg:width="3.435cm" svg:height="3.723cm" svg:x="4.8cm" svg:y="3.496cm">
          <draw:image xlink:href="Pictures/2000001D00004F1D00003B56BE9E7828.wmf" xlink:type="simple" xlink:show="embed" xlink:actuate="onLoad">
            <text:p/>
          </draw:image>
        </draw:frame>
        <draw:frame draw:style-name="gr11" draw:text-style-name="P3" xml:id="id5" draw:id="id5" draw:layer="layout" svg:width="4.175cm" svg:height="4.489cm" svg:x="0.157cm" svg:y="2.815cm">
          <draw:image xlink:href="Pictures/2000006500004F1D00003B56A8AF3336.wmf" xlink:type="simple" xlink:show="embed" xlink:actuate="onLoad">
            <text:p/>
          </draw:image>
          <draw:glue-point draw:id="4" svg:x="3.497cm" svg:y="3.793cm"/>
        </draw:frame>
        <draw:line draw:style-name="gr12" draw:text-style-name="P3" xml:id="id2" draw:id="id2" draw:layer="layout" svg:x1="6.69cm" svg:y1="3.515cm" svg:x2="6.69cm" svg:y2="6.766cm">
          <draw:glue-point draw:id="4" svg:x="0cm" svg:y="-2.263cm"/>
          <text:p/>
        </draw:line>
        <draw:connector draw:style-name="gr13" draw:text-style-name="P3" draw:layer="layout" draw:type="curve" svg:x1="7.224cm" svg:y1="7.144cm" svg:x2="6.69cm" svg:y2="6.766cm" draw:start-shape="id1" draw:start-glue-point="3" draw:end-shape="id2" draw:end-glue-point="2" svg:d="M7224 7144c-356 0-534-126-534-378" svg:viewBox="0 0 535 379">
          <text:p/>
        </draw:connector>
        <draw:line draw:style-name="gr12" draw:text-style-name="P3" draw:layer="layout" svg:x1="2.91cm" svg:y1="3.912cm" svg:x2="2.91cm" svg:y2="6.709cm">
          <text:p/>
        </draw:line>
        <draw:line draw:style-name="gr12" draw:text-style-name="P3" draw:layer="layout" svg:x1="2.419cm" svg:y1="5.122cm" svg:x2="2.419cm" svg:y2="6.728cm">
          <text:p/>
        </draw:line>
        <draw:line draw:style-name="gr12" draw:text-style-name="P3" draw:layer="layout" svg:x1="1.682cm" svg:y1="6.085cm" svg:x2="1.682cm" svg:y2="6.747cm">
          <text:p/>
        </draw:line>
        <draw:frame draw:style-name="gr1" draw:text-style-name="P5" draw:layer="layout" svg:width="1.162cm" svg:height="0.7cm" svg:x="6.822cm" svg:y="4.782cm">
          <draw:text-box>
            <text:p text:style-name="P4"><text:span text:style-name="T3">افزائندہ</text:span></text:p>
          </draw:text-box>
        </draw:frame>
        <draw:frame draw:style-name="gr1" draw:text-style-name="P5" draw:layer="layout" svg:width="1.438cm" svg:height="0.7cm" svg:x="5.216cm" svg:y="3.252cm">
          <draw:text-box>
            <text:p text:style-name="P4"><text:span text:style-name="T3">غیر افزائندہ</text:span></text:p>
          </draw:text-box>
        </draw:frame>
        <draw:line draw:style-name="gr14" draw:text-style-name="P6" draw:layer="layout" svg:x1="6.69cm" svg:y1="5.5cm" svg:x2="8.013cm" svg:y2="5.5cm">
          <text:p/>
        </draw:line>
        <draw:line draw:style-name="gr10" draw:text-style-name="P6" draw:layer="layout" svg:x1="5.254cm" svg:y1="3.969cm" svg:x2="6.71cm" svg:y2="3.969cm">
          <text:p/>
        </draw:line>
        <draw:frame draw:style-name="gr1" draw:text-style-name="P5" xml:id="id3" draw:id="id3" draw:layer="layout" svg:width="1.234cm" svg:height="0.7cm" svg:x="7.334cm" svg:y="3.176cm">
          <draw:text-box>
            <text:p text:style-name="P4"><text:span text:style-name="T3">نقطہ دبوچ</text:span></text:p>
          </draw:text-box>
          <draw:glue-point draw:id="4" svg:x="-0.063cm" svg:y="2.29cm"/>
        </draw:frame>
        <draw:connector draw:style-name="gr13" draw:text-style-name="P6" draw:layer="layout" draw:type="curve" svg:x1="7.944cm" svg:y1="3.686cm" svg:x2="6.69cm" svg:y2="4.405cm" draw:start-shape="id3" draw:start-glue-point="4" draw:end-shape="id2" draw:end-glue-point="4" svg:d="M7944 3686c0 480-418 719-1254 719" svg:viewBox="0 0 1255 720">
          <text:p/>
        </draw:connector>
        <draw:frame draw:style-name="gr1" draw:text-style-name="P5" draw:layer="layout" svg:width="1.632cm" svg:height="1.149cm" svg:x="7.522cm" svg:y="7.382cm">
          <draw:text-box>
            <text:p text:style-name="P4"><text:span text:style-name="T3">دبوچنے کے لئے</text:span></text:p>
            <text:p text:style-name="P4"><text:span text:style-name="T3"><text:s/></text:span><text:span text:style-name="T3">درکار برقی دباو</text:span></text:p>
          </draw:text-box>
          <draw:glue-point draw:id="4" svg:x="-0.063cm" svg:y="2.29cm"/>
        </draw:frame>
        <draw:frame draw:style-name="gr1" draw:text-style-name="P5" xml:id="id4" draw:id="id4" draw:layer="layout" svg:width="0.951cm" svg:height="0.7cm" svg:x="4.162cm" svg:y="7.175cm">
          <draw:text-box>
            <text:p text:style-name="P4"><text:span text:style-name="T3">منقطع</text:span></text:p>
          </draw:text-box>
          <draw:glue-point draw:id="4" svg:x="-0.063cm" svg:y="2.29cm"/>
        </draw:frame>
        <draw:connector draw:style-name="gr13" draw:text-style-name="P3" draw:layer="layout" draw:type="curve" svg:x1="4.162cm" svg:y1="7.525cm" svg:x2="3.703cm" svg:y2="6.761cm" draw:start-shape="id4" draw:start-glue-point="3" draw:end-shape="id5" draw:end-glue-point="4" svg:d="M4162 7525c-306 0-459-254-459-764" svg:viewBox="0 0 460 765">
          <text:p/>
        </draw:connector>
        <draw:frame draw:style-name="gr15" draw:text-style-name="P3" draw:layer="layout" svg:width="0.668cm" svg:height="0.258cm" svg:x="1.786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3" draw:layer="layout" svg:width="0.694cm" svg:height="0.258cm" svg:x="2.793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3" draw:layer="layout" svg:width="0.182cm" svg:height="0.289cm" svg:x="0.892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3" draw:layer="layout" svg:width="0.253cm" svg:height="0.31cm" svg:x="0.612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3" draw:layer="layout" svg:width="0.304cm" svg:height="0.31cm" svg:x="2.254cm" svg:y="0.85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3" draw:layer="layout" svg:width="0.324cm" svg:height="0.289cm" svg:x="3.246cm" svg:y="0.963cm">
          <draw:image xlink:href="Pictures/200000010000010F000000F2CD2953B9.svm" xlink:type="simple" xlink:show="embed" xlink:actuate="onLoad">
            <text:p/>
          </draw:image>
        </draw:frame>
        <draw:frame draw:style-name="gr21" draw:text-style-name="P3" draw:layer="layout" svg:width="0.415cm" svg:height="0.355cm" svg:x="1.7cm" svg:y="2.157cm">
          <draw:image xlink:href="Pictures/200000010000015B000001297505B6BA.svm" xlink:type="simple" xlink:show="embed" xlink:actuate="onLoad">
            <text:p/>
          </draw:image>
        </draw:frame>
        <draw:frame draw:style-name="gr22" draw:text-style-name="P3" draw:layer="layout" svg:width="0.34cm" svg:height="0.274cm" svg:x="0.791cm" svg:y="1.621cm">
          <draw:image xlink:href="Pictures/200000010000011C000000E59B9FB3DF.svm" xlink:type="simple" xlink:show="embed" xlink:actuate="onLoad">
            <text:p/>
          </draw:image>
        </draw:frame>
        <draw:frame draw:style-name="gr23" draw:text-style-name="P3" draw:layer="layout" svg:width="0.429cm" svg:height="0.189cm" svg:x="0.774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3" draw:layer="layout" svg:width="0.429cm" svg:height="0.189cm" svg:x="2.9cm" svg:y="2.16cm">
          <draw:image xlink:href="Pictures/2000000100000219000000ED5D42725B.svm" xlink:type="simple" xlink:show="embed" xlink:actuate="onLoad">
            <text:p/>
          </draw:image>
        </draw:frame>
        <draw:frame draw:style-name="gr24" draw:text-style-name="P3" draw:layer="layout" svg:width="0.554cm" svg:height="0.172cm" svg:x="3.716cm" svg:y="3.784cm">
          <draw:image xlink:href="Pictures/20000001000002B5000000D83453BEED.svm" xlink:type="simple" xlink:show="embed" xlink:actuate="onLoad">
            <text:p/>
          </draw:image>
        </draw:frame>
        <draw:frame draw:style-name="gr25" draw:text-style-name="P3" draw:layer="layout" svg:width="0.554cm" svg:height="0.172cm" svg:x="3.716cm" svg:y="5.036cm">
          <draw:image xlink:href="Pictures/20000001000002B5000000D8308B3EB4.svm" xlink:type="simple" xlink:show="embed" xlink:actuate="onLoad">
            <text:p/>
          </draw:image>
        </draw:frame>
        <draw:frame draw:style-name="gr26" draw:text-style-name="P3" draw:layer="layout" svg:width="0.547cm" svg:height="0.172cm" svg:x="3.716cm" svg:y="5.944cm">
          <draw:image xlink:href="Pictures/20000001000002AD000000D8F6A200C6.svm" xlink:type="simple" xlink:show="embed" xlink:actuate="onLoad">
            <text:p/>
          </draw:image>
        </draw:frame>
        <draw:frame draw:style-name="gr27" draw:text-style-name="P3" draw:layer="layout" svg:width="0.564cm" svg:height="0.172cm" svg:x="1.303cm" svg:y="6.852cm">
          <draw:image xlink:href="Pictures/20000001000002C2000000D8B4DF5F9E.svm" xlink:type="simple" xlink:show="embed" xlink:actuate="onLoad">
            <text:p/>
          </draw:image>
        </draw:frame>
        <draw:frame draw:style-name="gr28" draw:text-style-name="P3" draw:layer="layout" svg:width="0.571cm" svg:height="0.172cm" svg:x="2.096cm" svg:y="7.043cm">
          <draw:image xlink:href="Pictures/20000001000002CB000000D8199DD14D.svm" xlink:type="simple" xlink:show="embed" xlink:actuate="onLoad">
            <text:p/>
          </draw:image>
        </draw:frame>
        <draw:frame draw:style-name="gr29" draw:text-style-name="P3" draw:layer="layout" svg:width="0.571cm" svg:height="0.172cm" svg:x="2.728cm" svg:y="6.852cm">
          <draw:image xlink:href="Pictures/20000001000002CB000000D814D5F6FF.svm" xlink:type="simple" xlink:show="embed" xlink:actuate="onLoad">
            <text:p/>
          </draw:image>
        </draw:frame>
        <draw:frame draw:style-name="gr30" draw:text-style-name="P3" draw:layer="layout" svg:width="0.634cm" svg:height="0.355cm" svg:x="0.43cm" svg:y="3.222cm">
          <draw:image xlink:href="Pictures/2000000100000211000001290840249C.svm" xlink:type="simple" xlink:show="embed" xlink:actuate="onLoad">
            <text:p/>
          </draw:image>
        </draw:frame>
        <draw:frame draw:style-name="gr31" draw:text-style-name="P3" draw:layer="layout" svg:width="1.912cm" svg:height="0.243cm" svg:x="1.24cm" svg:y="2.857cm">
          <draw:image xlink:href="Pictures/200000010000095700000131C4A709D8.svm" xlink:type="simple" xlink:show="embed" xlink:actuate="onLoad">
            <text:p/>
          </draw:image>
        </draw:frame>
        <draw:frame draw:style-name="gr15" draw:text-style-name="P3" draw:layer="layout" svg:width="0.668cm" svg:height="0.258cm" svg:x="5.902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3" draw:layer="layout" svg:width="0.694cm" svg:height="0.258cm" svg:x="6.909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3" draw:layer="layout" svg:width="0.182cm" svg:height="0.289cm" svg:x="5.008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3" draw:layer="layout" svg:width="0.253cm" svg:height="0.31cm" svg:x="4.728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3" draw:layer="layout" svg:width="0.304cm" svg:height="0.31cm" svg:x="6.37cm" svg:y="0.85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3" draw:layer="layout" svg:width="0.324cm" svg:height="0.289cm" svg:x="7.362cm" svg:y="0.963cm">
          <draw:image xlink:href="Pictures/200000010000010F000000F2CD2953B9.svm" xlink:type="simple" xlink:show="embed" xlink:actuate="onLoad">
            <text:p/>
          </draw:image>
        </draw:frame>
        <draw:frame draw:style-name="gr15" draw:text-style-name="P3" draw:layer="layout" svg:width="0.668cm" svg:height="0.258cm" svg:x="10.37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3" draw:layer="layout" svg:width="0.694cm" svg:height="0.258cm" svg:x="11.377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3" draw:layer="layout" svg:width="0.182cm" svg:height="0.289cm" svg:x="9.476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3" draw:layer="layout" svg:width="0.253cm" svg:height="0.31cm" svg:x="9.196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3" draw:layer="layout" svg:width="0.304cm" svg:height="0.31cm" svg:x="10.838cm" svg:y="0.83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3" draw:layer="layout" svg:width="0.324cm" svg:height="0.289cm" svg:x="11.83cm" svg:y="0.963cm">
          <draw:image xlink:href="Pictures/200000010000010F000000F2CD2953B9.svm" xlink:type="simple" xlink:show="embed" xlink:actuate="onLoad">
            <text:p/>
          </draw:image>
        </draw:frame>
        <draw:frame draw:style-name="gr23" draw:text-style-name="P3" draw:layer="layout" svg:width="0.429cm" svg:height="0.189cm" svg:x="4.93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3" draw:layer="layout" svg:width="0.429cm" svg:height="0.189cm" svg:x="7.056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3" draw:layer="layout" svg:width="0.429cm" svg:height="0.189cm" svg:x="9.359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3" draw:layer="layout" svg:width="0.429cm" svg:height="0.189cm" svg:x="11.485cm" svg:y="2.16cm">
          <draw:image xlink:href="Pictures/2000000100000219000000ED5D42725B.svm" xlink:type="simple" xlink:show="embed" xlink:actuate="onLoad">
            <text:p/>
          </draw:image>
        </draw:frame>
        <draw:frame draw:style-name="gr32" draw:text-style-name="P3" draw:layer="layout" svg:width="1.912cm" svg:height="0.243cm" svg:x="5.316cm" svg:y="2.857cm">
          <draw:image xlink:href="Pictures/2000000100000957000001315255C20D.svm" xlink:type="simple" xlink:show="embed" xlink:actuate="onLoad">
            <text:p/>
          </draw:image>
        </draw:frame>
        <draw:frame draw:style-name="gr11" draw:text-style-name="P3" draw:layer="layout" svg:width="2.39cm" svg:height="0.304cm" svg:x="1cm" svg:y="12.724cm">
          <draw:image xlink:href="Pictures/1000020100000236000000483217ED70.png" xlink:type="simple" xlink:show="embed" xlink:actuate="onLoad">
            <text:p/>
          </draw:image>
        </draw:frame>
        <draw:frame draw:style-name="gr11" draw:text-style-name="P3" draw:layer="layout" svg:width="2.39cm" svg:height="0.304cm" svg:x="1cm" svg:y="12.724cm">
          <draw:image xlink:href="Pictures/1000020100000236000000483217ED70.png" xlink:type="simple" xlink:show="embed" xlink:actuate="onLoad">
            <text:p/>
          </draw:image>
        </draw:frame>
        <draw:frame draw:style-name="gr33" draw:text-style-name="P3" draw:layer="layout" svg:width="1.912cm" svg:height="0.243cm" svg:x="9.805cm" svg:y="2.857cm">
          <draw:image xlink:href="Pictures/200000010000095700000131AC823654.svm" xlink:type="simple" xlink:show="embed" xlink:actuate="onLoad">
            <text:p/>
          </draw:image>
        </draw:frame>
        <draw:frame draw:style-name="gr22" draw:text-style-name="P3" draw:layer="layout" svg:width="0.34cm" svg:height="0.274cm" svg:x="4.913cm" svg:y="1.621cm">
          <draw:image xlink:href="Pictures/200000010000011C000000E59B9FB3DF.svm" xlink:type="simple" xlink:show="embed" xlink:actuate="onLoad">
            <text:p/>
          </draw:image>
        </draw:frame>
        <draw:frame draw:style-name="gr34" draw:text-style-name="P3" draw:layer="layout" svg:width="0.349cm" svg:height="0.274cm" svg:x="7.01cm" svg:y="1.598cm">
          <draw:image xlink:href="Pictures/2000000100000124000000E5456A7577.svm" xlink:type="simple" xlink:show="embed" xlink:actuate="onLoad">
            <text:p/>
          </draw:image>
        </draw:frame>
        <draw:frame draw:style-name="gr22" draw:text-style-name="P3" draw:layer="layout" svg:width="0.34cm" svg:height="0.274cm" svg:x="9.352cm" svg:y="1.542cm">
          <draw:image xlink:href="Pictures/200000010000011C000000E59B9FB3DF.svm" xlink:type="simple" xlink:show="embed" xlink:actuate="onLoad">
            <text:p/>
          </draw:image>
        </draw:frame>
        <draw:frame draw:style-name="gr34" draw:text-style-name="P3" draw:layer="layout" svg:width="0.349cm" svg:height="0.274cm" svg:x="11.575cm" svg:y="1.558cm">
          <draw:image xlink:href="Pictures/2000000100000124000000E5456A7577.svm" xlink:type="simple" xlink:show="embed" xlink:actuate="onLoad">
            <text:p/>
          </draw:image>
        </draw:frame>
        <draw:frame draw:style-name="gr35" draw:text-style-name="P3" draw:layer="layout" svg:width="0.223cm" svg:height="0.274cm" svg:x="10.508cm" svg:y="2.34cm">
          <draw:image xlink:href="Pictures/20000001000000BB000000E5B89C68BD.svm" xlink:type="simple" xlink:show="embed" xlink:actuate="onLoad">
            <text:p/>
          </draw:image>
        </draw:frame>
        <draw:frame draw:style-name="gr35" draw:text-style-name="P3" draw:layer="layout" svg:width="0.223cm" svg:height="0.274cm" svg:x="6.14cm" svg:y="2.293cm">
          <draw:image xlink:href="Pictures/20000001000000BB000000E5B89C68BD.svm" xlink:type="simple" xlink:show="embed" xlink:actuate="onLoad">
            <text:p/>
          </draw:image>
        </draw:frame>
        <draw:frame draw:style-name="gr16" draw:text-style-name="P3" draw:layer="layout" svg:width="0.694cm" svg:height="0.258cm" svg:x="8.033cm" svg:y="6.624cm">
          <draw:image xlink:href="Pictures/2000000100000243000000D8B95EBEA8.svm" xlink:type="simple" xlink:show="embed" xlink:actuate="onLoad">
            <text:p/>
          </draw:image>
        </draw:frame>
        <draw:frame draw:style-name="gr16" draw:text-style-name="P3" draw:layer="layout" svg:width="0.694cm" svg:height="0.258cm" svg:x="11.953cm" svg:y="6.624cm">
          <draw:image xlink:href="Pictures/2000000100000243000000D8B95EBEA8.svm" xlink:type="simple" xlink:show="embed" xlink:actuate="onLoad">
            <text:p/>
          </draw:image>
        </draw:frame>
        <draw:frame draw:style-name="gr30" draw:text-style-name="P3" draw:layer="layout" svg:width="0.634cm" svg:height="0.355cm" svg:x="9.102cm" svg:y="3.518cm">
          <draw:image xlink:href="Pictures/2000000100000211000001290840249C.svm" xlink:type="simple" xlink:show="embed" xlink:actuate="onLoad">
            <text:p/>
          </draw:image>
        </draw:frame>
        <draw:frame draw:style-name="gr36" draw:text-style-name="P3" xml:id="id1" draw:id="id1" draw:layer="layout" svg:width="2.31cm" svg:height="0.243cm" svg:x="7.224cm" svg:y="7.023cm">
          <draw:image xlink:href="Pictures/2000000100000B49000001310F11EC23.svm" xlink:type="simple" xlink:show="embed" xlink:actuate="onLoad">
            <text:p/>
          </draw:image>
        </draw:frame>
        <draw:frame draw:style-name="gr1" draw:text-style-name="P7" draw:layer="layout" svg:width="0.883cm" svg:height="0.653cm" svg:x="7.447cm" svg:y="6.977cm">
          <draw:text-box>
            <text:p text:style-name="P4"><text:span text:style-name="T4">دبوچ</text:span></text:p>
          </draw:text-box>
        </draw:frame>
        <draw:frame draw:style-name="gr37" draw:text-style-name="P3" draw:layer="layout" svg:width="1.081cm" svg:height="0.243cm" svg:x="3.714cm" svg:y="6.373cm">
          <draw:image xlink:href="Pictures/200000010000054800000131F27C59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09:56.019621199</dc:date>
    <meta:editing-duration>PT20M16S</meta:editing-duration>
    <meta:editing-cycles>2</meta:editing-cycles>
    <meta:generator>LibreOffice/4.2.8.2$Linux_x86 LibreOffice_project/420m0$Build-2</meta:generator>
    <meta:document-statistic meta:object-count="118"/>
  </office:meta>
</office:document-meta>
</file>